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84c4" officeooo:paragraph-rsid="000f84c4"/>
    </style:style>
    <style:style style:name="P2" style:family="paragraph" style:parent-style-name="Standard" style:list-style-name="L1">
      <style:text-properties officeooo:rsid="000f84c4" officeooo:paragraph-rsid="000f84c4"/>
    </style:style>
    <style:style style:name="P3" style:family="paragraph" style:parent-style-name="Standard" style:list-style-name="L2">
      <style:text-properties officeooo:rsid="000f84c4" officeooo:paragraph-rsid="000f84c4"/>
    </style:style>
    <style:style style:name="P4" style:family="paragraph" style:parent-style-name="Standard">
      <style:text-properties officeooo:rsid="00106b49" officeooo:paragraph-rsid="00106b49"/>
    </style:style>
    <style:style style:name="P5" style:family="paragraph" style:parent-style-name="Standard" style:list-style-name="L3">
      <style:text-properties officeooo:rsid="00106b49" officeooo:paragraph-rsid="00106b49"/>
    </style:style>
    <style:style style:name="P6" style:family="paragraph" style:parent-style-name="Standard" style:list-style-name="L4">
      <style:text-properties officeooo:rsid="00106b49" officeooo:paragraph-rsid="00106b49"/>
    </style:style>
    <style:style style:name="P7" style:family="paragraph" style:parent-style-name="Standard" style:list-style-name="L3">
      <style:text-properties officeooo:rsid="0011643f" officeooo:paragraph-rsid="0011643f"/>
    </style:style>
    <style:style style:name="P8" style:family="paragraph" style:parent-style-name="Standard">
      <style:text-properties officeooo:rsid="0011643f" officeooo:paragraph-rsid="0011643f"/>
    </style:style>
    <style:style style:name="P9" style:family="paragraph" style:parent-style-name="Standard" style:list-style-name="L5">
      <style:text-properties officeooo:rsid="0011643f" officeooo:paragraph-rsid="0011643f"/>
    </style:style>
    <style:style style:name="P10" style:family="paragraph" style:parent-style-name="Standard" style:list-style-name="L6">
      <style:text-properties officeooo:rsid="0011643f" officeooo:paragraph-rsid="0011643f"/>
    </style:style>
    <style:style style:name="P11" style:family="paragraph" style:parent-style-name="Standard" style:list-style-name="L1">
      <style:text-properties officeooo:rsid="0011643f" officeooo:paragraph-rsid="0011643f"/>
    </style:style>
    <style:style style:name="P12" style:family="paragraph" style:parent-style-name="Standard">
      <style:text-properties officeooo:rsid="001225f9" officeooo:paragraph-rsid="001225f9"/>
    </style:style>
    <style:style style:name="P13" style:family="paragraph" style:parent-style-name="Standard">
      <style:text-properties officeooo:rsid="0012beb4" officeooo:paragraph-rsid="0012beb4"/>
    </style:style>
    <style:style style:name="P14" style:family="paragraph" style:parent-style-name="Standard" style:list-style-name="L7">
      <style:text-properties officeooo:rsid="00145c5d" officeooo:paragraph-rsid="00145c5d"/>
    </style:style>
    <style:style style:name="P15" style:family="paragraph" style:parent-style-name="Standard">
      <style:text-properties officeooo:rsid="00147e07" officeooo:paragraph-rsid="00147e07"/>
    </style:style>
    <style:style style:name="P16" style:family="paragraph" style:parent-style-name="Standard">
      <style:text-properties officeooo:rsid="0014c295" officeooo:paragraph-rsid="0014c295"/>
    </style:style>
    <style:style style:name="P17" style:family="paragraph" style:parent-style-name="Standard" style:list-style-name="L8">
      <style:text-properties officeooo:rsid="0016af2f" officeooo:paragraph-rsid="0016af2f"/>
    </style:style>
    <style:style style:name="P18" style:family="paragraph" style:parent-style-name="Standard">
      <style:text-properties officeooo:rsid="0016af2f" officeooo:paragraph-rsid="0016af2f"/>
    </style:style>
    <style:style style:name="P19" style:family="paragraph" style:parent-style-name="Standard" style:list-style-name="L9">
      <style:text-properties officeooo:rsid="0016af2f" officeooo:paragraph-rsid="0016af2f"/>
    </style:style>
    <style:style style:name="P20" style:family="paragraph" style:parent-style-name="Standard" style:list-style-name="L9">
      <style:text-properties fo:font-weight="bold" officeooo:rsid="0016af2f" officeooo:paragraph-rsid="0016af2f" style:font-weight-asian="bold" style:font-weight-complex="bold"/>
    </style:style>
    <style:style style:name="P21" style:family="paragraph" style:parent-style-name="Standard">
      <style:text-properties fo:font-weight="bold" officeooo:rsid="001702b8" officeooo:paragraph-rsid="001702b8" style:font-weight-asian="bold" style:font-weight-complex="bold"/>
    </style:style>
    <style:style style:name="P22" style:family="paragraph" style:parent-style-name="Standard">
      <style:text-properties fo:font-weight="bold" officeooo:rsid="0019ba31" officeooo:paragraph-rsid="0019ba31" style:font-weight-asian="bold" style:font-weight-complex="bold"/>
    </style:style>
    <style:style style:name="P23" style:family="paragraph" style:parent-style-name="Standard" style:list-style-name="L9">
      <style:text-properties officeooo:rsid="001702b8" officeooo:paragraph-rsid="001702b8"/>
    </style:style>
    <style:style style:name="P24" style:family="paragraph" style:parent-style-name="Standard">
      <style:text-properties officeooo:rsid="001702b8" officeooo:paragraph-rsid="001702b8"/>
    </style:style>
    <style:style style:name="P25" style:family="paragraph" style:parent-style-name="Standard" style:list-style-name="L1">
      <style:text-properties officeooo:paragraph-rsid="001d254d"/>
    </style:style>
    <style:style style:name="P26" style:family="paragraph" style:parent-style-name="Standard" style:list-style-name="L10">
      <style:text-properties officeooo:paragraph-rsid="001d254d"/>
    </style:style>
    <style:style style:name="P27" style:family="paragraph" style:parent-style-name="Standard" style:list-style-name="L10">
      <style:text-properties officeooo:paragraph-rsid="001b5854"/>
    </style:style>
    <style:style style:name="T1" style:family="text">
      <style:text-properties officeooo:rsid="00106b49"/>
    </style:style>
    <style:style style:name="T2" style:family="text">
      <style:text-properties officeooo:rsid="00145c5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5c5d" style:font-weight-asian="bold" style:font-weight-complex="bold"/>
    </style:style>
    <style:style style:name="T5" style:family="text">
      <style:text-properties fo:font-weight="bold" officeooo:rsid="0019ba31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02b8" style:font-weight-asian="normal" style:font-weight-complex="normal"/>
    </style:style>
    <style:style style:name="T8" style:family="text">
      <style:text-properties officeooo:rsid="0016af2f"/>
    </style:style>
    <style:style style:name="T9" style:family="text">
      <style:text-properties officeooo:rsid="0017403a"/>
    </style:style>
    <style:style style:name="T10" style:family="text">
      <style:text-properties officeooo:rsid="001b585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97501081184764887" text:style-name="L1">
        <text:list-header>
          <text:p text:style-name="P25"><text:span text:style-name="T10">Assistentes sociais : </text:span></text:p>
        </text:list-header>
      </text:list>
      <text:list xml:id="list2011802353411888633" text:style-name="L10">
        <text:list-item>
          <text:p text:style-name="P26"><text:span text:style-name="T10">claudia (responsável pelo administrativo)</text:span></text:p>
        </text:list-item>
        <text:list-item>
          <text:p text:style-name="P27"><text:span text:style-name="T10">Marcia (Banco de dados)</text:span></text:p>
        </text:list-item>
      </text:list>
      <text:p text:style-name="P1"/>
      <text:p text:style-name="P1"><text:tab/></text:p>
      <text:p text:style-name="P1"/>
      <text:list xml:id="list152713864044483" text:continue-list="list1297501081184764887" text:style-name="L1">
        <text:list-item>
          <text:p text:style-name="P2">Conselho de pais : </text:p>
        </text:list-item>
        <text:list-item>
          <text:p text:style-name="P11">projeto onde pessoas se inscrevem (como se fosse um evento)</text:p>
        </text:list-item>
        <text:list-item>
          <text:p text:style-name="P11">tem várias ofcinas para acompanhamento das familias (oficinas)</text:p>
        </text:list-item>
        <text:list-item>
          <text:p text:style-name="P11"/>
        </text:list-item>
      </text:list>
      <text:p text:style-name="P1"/>
      <text:p text:style-name="P1"><text:tab/>antes : existe uma denuncia, conselho investiga, </text:p>
      <text:p text:style-name="P1"/>
      <text:list xml:id="list6826468397658343883" text:style-name="L2">
        <text:list-item>
          <text:p text:style-name="P3">Picologa acohimento (tratar com psicologa)</text:p>
        </text:list-item>
        <text:list-item>
          <text:p text:style-name="P3">é encaminhada para a casa</text:p>
        </text:list-item>
      </text:list>
      <text:p text:style-name="P1"/>
      <text:p text:style-name="P1">Assistente social : cudiad da documentação da criança, busca contatos da familia, informar vara da infancia. <text:span text:style-name="T8">(indiviidual)</text:span></text:p>
      <text:p text:style-name="P1"/>
      <text:p text:style-name="P1">Tem 15 dias para fazer avaliação incial (acompanhamente médico (checkup) , estudo social (visita familiar) ) 15 dais apra aprensentar para juiza o acolhimento. </text:p>
      <text:p text:style-name="P1"/>
      <text:p text:style-name="P1">Tem 30 dias para montar plano individual da criança (plano de metas para crianca viver bem) (o que faremos pra criança voltar para a família) <text:s/><text:span text:style-name="T2">(</text:span><text:span text:style-name="T4">PLANO INDIVIDUAL </text:span><text:span text:style-name="T5">AVALIATIVO</text:span><text:span text:style-name="T2">)</text:span></text:p>
      <text:p text:style-name="P1"/>
      <text:p text:style-name="P15">Depois vem a execução ( passo a passo do que vem do plano individual ) (<text:span text:style-name="T3">ATOR : </text:span><text:span text:style-name="T6">Assistente social/ psicologa</text:span>):</text:p>
      <text:list xml:id="list6440208594285151074" text:style-name="L8">
        <text:list-item>
          <text:p text:style-name="P17">Acontecem audiencias periodicas.</text:p>
        </text:list-item>
        <text:list-item>
          <text:p text:style-name="P17"/>
        </text:list-item>
      </text:list>
      <text:p text:style-name="P15"/>
      <text:p text:style-name="P16">Desligamento monitorado(acompanhamento se realmente deu certo a execução) pelo menos seis meses</text:p>
      <text:p text:style-name="P16"/>
      <text:p text:style-name="P16">Desligamento total.</text:p>
      <text:p text:style-name="P1"/>
      <text:p text:style-name="P1"/>
      <text:p text:style-name="P1"/>
      <text:p text:style-name="P13">Cadastro da criança:</text:p>
      <text:list xml:id="list7741161102450737070" text:style-name="L7">
        <text:list-item>
          <text:p text:style-name="P14">o cadastro da criança está numa pasta física <text:span text:style-name="T8">(cadastro da assistente social)</text:span>.</text:p>
        </text:list-item>
        <text:list-item>
          <text:p text:style-name="P14">(verificar requisitos com a márcia)</text:p>
        </text:list-item>
        <text:list-item>
          <text:p text:style-name="P14">Plano individual ()</text:p>
        </text:list-item>
      </text:list>
      <text:p text:style-name="P1"/>
      <text:p text:style-name="P1">- <text:span text:style-name="T1">Orgãos terão acesso ao sistema.</text:span></text:p>
      <text:list xml:id="list2928868153130753017" text:style-name="L4">
        <text:list-item>
          <text:p text:style-name="P6">Psicologa, asistente social , (pessoas técnicas)</text:p>
        </text:list-item>
        <text:list-item>
          <text:p text:style-name="P6"/>
        </text:list-item>
      </text:list>
      <text:p text:style-name="P1"/>
      <text:p text:style-name="P1"/>
      <text:p text:style-name="P4">COISAS que sistemas terão :</text:p>
      <text:list xml:id="list3572019529663395053" text:style-name="L3">
        <text:list-item>
          <text:p text:style-name="P5">cadastro de criança</text:p>
        </text:list-item>
        <text:list-item>
          <text:p text:style-name="P5">dados do acolhimento (motivo, data)</text:p>
        </text:list-item>
        <text:list-item>
          <text:p text:style-name="P5">educação (escola , série)</text:p>
        </text:list-item>
        <text:list-item>
          <text:p text:style-name="P5"><text:soft-page-break/>Saúde .</text:p>
        </text:list-item>
        <text:list-item>
          <text:p text:style-name="P5">Dados da família </text:p>
        </text:list-item>
        <text:list-item>
          <text:p text:style-name="P7">Casas abrigos</text:p>
        </text:list-item>
        <text:list-item>
          <text:p text:style-name="P7">cadastros de colaboradores.(cuidadoras)</text:p>
        </text:list-item>
        <text:list-item>
          <text:p text:style-name="P7">Escolha de pais.</text:p>
        </text:list-item>
      </text:list>
      <text:p text:style-name="P8"/>
      <text:p text:style-name="P8"/>
      <text:p text:style-name="P8"/>
      <text:p text:style-name="P8">Controle de entrada e saída de doações:</text:p>
      <text:list xml:id="list7536514131133542076" text:style-name="L5">
        <text:list-item>
          <text:p text:style-name="P9">Solicitação de manutenção nas casas</text:p>
        </text:list-item>
        <text:list-item>
          <text:p text:style-name="P9">Controle de compras</text:p>
        </text:list-item>
        <text:list-item>
          <text:p text:style-name="P9">fazer realtorios mensais de gastos.</text:p>
        </text:list-item>
      </text:list>
      <text:p text:style-name="P8"/>
      <text:p text:style-name="P8"/>
      <text:p text:style-name="P8">Maes fazem requisicao :</text:p>
      <text:list xml:id="list3556537920663038888" text:style-name="L6">
        <text:list-item>
          <text:p text:style-name="P10">180 reai /mes de comida</text:p>
        </text:list-item>
        <text:list-item>
          <text:p text:style-name="P10">65 higiene e limpeza</text:p>
        </text:list-item>
        <text:list-item>
          <text:p text:style-name="P10">Pedem requisicao de dinheiro ();</text:p>
        </text:list-item>
      </text:list>
      <text:p text:style-name="P8"/>
      <text:p text:style-name="P8"/>
      <text:p text:style-name="P12">O sistema deverá ter um módulo de administração de usuários.</text:p>
      <text:p text:style-name="P12"/>
      <text:p text:style-name="P12"/>
      <text:p text:style-name="P18">1 iterações:</text:p>
      <text:list xml:id="list5439575636736451487" text:style-name="L9">
        <text:list-item>
          <text:p text:style-name="P19">Crianças</text:p>
        </text:list-item>
        <text:list-item>
          <text:p text:style-name="P19">familias</text:p>
        </text:list-item>
        <text:list-item>
          <text:p text:style-name="P19">Escola de pais</text:p>
        </text:list-item>
        <text:list-item>
          <text:p text:style-name="P20">Denuncia (motivo)</text:p>
        </text:list-item>
        <text:list-item>
          <text:p text:style-name="P20">avaliação inicial (status)</text:p>
        </text:list-item>
        <text:list-item>
          <text:p text:style-name="P20">Plano individual (metas para resolver) (cadastro de metas)</text:p>
        </text:list-item>
        <text:list-item>
          <text:p text:style-name="P19">Cada<text:span text:style-name="T6">stro de casas lares (??? )</text:span></text:p>
        </text:list-item>
        <text:list-item>
          <text:p text:style-name="P19"><text:span text:style-name="T6">dentro do status de execução teriam vários encaminhamento (tem relação com as metas) (resultado do encaminhamento) (plano de atendimento individual) (existe um documento para impressão ) (status)</text:span></text:p>
        </text:list-item>
        <text:list-item>
          <text:p text:style-name="P19"><text:span text:style-name="T6">Desligamento monitorado ( </text:span><text:span text:style-name="T7">campo texto</text:span><text:span text:style-name="T6"> )</text:span></text:p>
        </text:list-item>
        <text:list-item>
          <text:p text:style-name="P23"><text:span text:style-name="T6">Desligamento ()</text:span></text:p>
        </text:list-item>
      </text:list>
      <text:p text:style-name="P24"><text:span text:style-name="T6"/></text:p>
      <text:p text:style-name="P24"><text:span text:style-name="T6"><text:tab/>relatórios : número de acolhidos,</text:span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1">RN – integração das informações <text:s/><text:span text:style-name="T9">para não fazer retrabalho</text:span>(PQ TEM INFORMAÇÕES DESMEMBRADAS)</text:p>
      <text:p text:style-name="P21"/>
      <text:p text:style-name="P21"/>
      <text:p text:style-name="P21"/>
      <text:p text:style-name="P22">PI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4:02:26.472713091</meta:creation-date>
    <dc:date>2016-03-11T15:27:13.233580569</dc:date>
    <meta:editing-duration>PT53M50S</meta:editing-duration>
    <meta:editing-cycles>13</meta:editing-cycles>
    <meta:generator>LibreOffice/5.0.3.2$Linux_X86_64 LibreOffice_project/00m0$Build-2</meta:generator>
    <meta:document-statistic meta:table-count="0" meta:image-count="0" meta:object-count="0" meta:page-count="2" meta:paragraph-count="58" meta:word-count="386" meta:character-count="2363" meta:non-whitespace-character-count="2058"/>
  </office:meta>
</office:document-meta>
</file>